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28ac"/>
    </style:style>
    <style:style style:name="P2" style:family="paragraph" style:parent-style-name="Standard">
      <style:text-properties officeooo:paragraph-rsid="0015b675"/>
    </style:style>
    <style:style style:name="P3" style:family="paragraph" style:parent-style-name="Standard">
      <style:text-properties fo:font-weight="bold" officeooo:rsid="001a7360" officeooo:paragraph-rsid="001a7360" style:font-weight-asian="bold" style:font-weight-complex="bold"/>
    </style:style>
    <style:style style:name="T1" style:family="text">
      <style:text-properties officeooo:rsid="0016ce2e"/>
    </style:style>
    <style:style style:name="T2" style:family="text">
      <style:text-properties officeooo:rsid="001823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attern <text:s/>right triange</text:p>
      <text:p text:style-name="P2">#include&lt;iostream&gt;</text:p>
      <text:p text:style-name="P2">using namespace std;</text:p>
      <text:p text:style-name="P2">int main(){</text:p>
      <text:p text:style-name="P2"><text:s text:c="2"/>int n;</text:p>
      <text:p text:style-name="P2"><text:s text:c="2"/>cout&lt;&lt;"Enter the size of pattern ";</text:p>
      <text:p text:style-name="P2"><text:s text:c="2"/>cin&gt;&gt;n;</text:p>
      <text:p text:style-name="P2"><text:s text:c="2"/>int row=1;</text:p>
      <text:p text:style-name="P2"><text:s text:c="2"/>while(row&lt;=n){</text:p>
      <text:p text:style-name="P2"><text:s text:c="6"/>int col=1;</text:p>
      <text:p text:style-name="P2"><text:s text:c="6"/>while(col&lt;=row){</text:p>
      <text:p text:style-name="P2"><text:s text:c="10"/>cout&lt;&lt;"*";</text:p>
      <text:p text:style-name="P2"><text:s text:c="10"/>col=col+1;</text:p>
      <text:p text:style-name="P2"><text:s text:c="6"/>}</text:p>
      <text:p text:style-name="P2"><text:s text:c="6"/>cout&lt;&lt;endl;</text:p>
      <text:p text:style-name="P2"><text:s text:c="6"/>row=row+1;</text:p>
      <text:p text:style-name="P2"><text:s text:c="2"/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9T15:38:50.744953176</dc:date>
    <meta:editing-duration>PT2H55M24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1" meta:character-count="275" meta:non-whitespace-character-count="199"/>
  </office:meta>
</office:document-meta>
</file>